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6debd" officeooo:paragraph-rsid="0006debd"/>
    </style:style>
    <style:style style:name="P2" style:family="paragraph" style:parent-style-name="Standard">
      <style:text-properties officeooo:rsid="000815fc" officeooo:paragraph-rsid="000815fc"/>
    </style:style>
    <style:style style:name="P3" style:family="paragraph" style:parent-style-name="Standard">
      <style:text-properties officeooo:rsid="00090e6f" officeooo:paragraph-rsid="00090e6f"/>
    </style:style>
    <style:style style:name="P4" style:family="paragraph" style:parent-style-name="Standard">
      <style:text-properties style:text-position="super 58%" officeooo:rsid="00090e6f" officeooo:paragraph-rsid="00090e6f"/>
    </style:style>
    <style:style style:name="P5" style:family="paragraph" style:parent-style-name="Standard">
      <style:text-properties officeooo:rsid="00112150" officeooo:paragraph-rsid="00112150"/>
    </style:style>
    <style:style style:name="P6" style:family="paragraph" style:parent-style-name="Standard">
      <style:text-properties officeooo:rsid="0013fafa" officeooo:paragraph-rsid="0013fafa"/>
    </style:style>
    <style:style style:name="P7" style:family="paragraph" style:parent-style-name="Standard">
      <style:text-properties officeooo:rsid="00157657" officeooo:paragraph-rsid="00157657"/>
    </style:style>
    <style:style style:name="P8" style:family="paragraph" style:parent-style-name="Standard">
      <style:text-properties officeooo:rsid="00167d17" officeooo:paragraph-rsid="00167d17"/>
    </style:style>
    <style:style style:name="P9" style:family="paragraph" style:parent-style-name="Standard">
      <style:text-properties officeooo:rsid="0016de86" officeooo:paragraph-rsid="0016de86"/>
    </style:style>
    <style:style style:name="P10" style:family="paragraph" style:parent-style-name="Standard">
      <style:text-properties officeooo:rsid="00188b45" officeooo:paragraph-rsid="00188b45"/>
    </style:style>
    <style:style style:name="P11" style:family="paragraph" style:parent-style-name="Standard">
      <style:text-properties officeooo:rsid="001ac147" officeooo:paragraph-rsid="001ac147"/>
    </style:style>
    <style:style style:name="P12" style:family="paragraph" style:parent-style-name="Standard">
      <style:text-properties officeooo:rsid="001c7436" officeooo:paragraph-rsid="001c7436"/>
    </style:style>
    <style:style style:name="P13" style:family="paragraph" style:parent-style-name="Standard">
      <style:text-properties officeooo:rsid="001ac147" officeooo:paragraph-rsid="001ac147"/>
    </style:style>
    <style:style style:name="P14" style:family="paragraph" style:parent-style-name="Standard">
      <style:text-properties officeooo:rsid="001ccce7" officeooo:paragraph-rsid="001ccce7"/>
    </style:style>
    <style:style style:name="T1" style:family="text">
      <style:text-properties officeooo:rsid="000bb044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otações e Gabarito de Exercicios</text:p>
      <text:p text:style-name="P1"/>
      <text:p text:style-name="P1">01 - História da Internet.pdf</text:p>
      <text:p text:style-name="P1">1c <text:s/>2 b 3d 4a 5c 6b 7d 8c 9a 10d</text:p>
      <text:p text:style-name="P1"/>
      <text:p text:style-name="P2"/>
      <text:p text:style-name="P2">A internet surgiu durante a Guerra Fria com o propósito de defender bases militares.</text:p>
      <text:p text:style-name="P3">A internet é a rede das redes. As outras são subredes ou servidores inseridos dentro da internet, como o HTTP, FTP, ..</text:p>
      <text:p text:style-name="P3"/>
      <text:p text:style-name="P3">02 - Como funciona a Internet.pdf</text:p>
      <text:p text:style-name="P3">1a 2b 3d 4b 5c 6a 7a 8<text:span text:style-name="T1">d</text:span> 9b 10c</text:p>
      <text:p text:style-name="P3"/>
      <text:p text:style-name="P3">03 - Como funciona HTML e CSS.pdf</text:p>
      <text:p text:style-name="P3">1c 2b 3a 4d 5b 6b 7a 8c 9d 10b</text:p>
      <text:p text:style-name="P3"/>
      <text:p text:style-name="P3">04 - Primeiros passos HTML.pdf</text:p>
      <text:p text:style-name="P3">1d 2a 3c 4d 5a 6c 7a 8d 9a 10c</text:p>
      <text:p text:style-name="P3"/>
      <text:p text:style-name="P3">05 - Caracteres, parágrafos e quebras de linha.pdf</text:p>
      <text:p text:style-name="P3">1a 2b 3c 4c <text:s/>5a 6d 7c 8d 9b 10<text:span text:style-name="T2">a</text:span></text:p>
      <text:p text:style-name="P4"/>
      <text:p text:style-name="P3">06 - Imagens e Favicon.pdf</text:p>
      <text:p text:style-name="P3">1b 2c 3d 4a 5d 6a 7c 8d 9a 10c</text:p>
      <text:p text:style-name="P3"/>
      <text:p text:style-name="P5">07 - Hierarquia de títulos.pdf</text:p>
      <text:p text:style-name="P5">1c 2d 3a 4a 5d 6b 7a 8a 9c 10b</text:p>
      <text:p text:style-name="P5"/>
      <text:p text:style-name="P5">08 - Formatação de Textos.pdf</text:p>
      <text:p text:style-name="P5">1b 2d 3c 4c 5a 6d 7b 8d 9b 10<text:span text:style-name="T2">a</text:span></text:p>
      <text:p text:style-name="P5"/>
      <text:p text:style-name="P5">09 - Listas HTML.pdf</text:p>
      <text:p text:style-name="P5">1c 2c 3a 4d 5c 6d 7b 8c 9a 10<text:span text:style-name="T2">a</text:span></text:p>
      <text:p text:style-name="P5"/>
      <text:p text:style-name="P6">10 - Ligações em toda parte</text:p>
      <text:p text:style-name="P6">1a 2d 3c 4b 5c 6c 7a 8b 9c 10a</text:p>
      <text:p text:style-name="P3"/>
      <text:p text:style-name="P7">11 - Imagens dinâmicas, áudios e vídeos</text:p>
      <text:p text:style-name="P7">1c 2b 3a 4a 5d 6c 7b 8a 9c 10b</text:p>
      <text:p text:style-name="P7"/>
      <text:p text:style-name="P8">12 - Trabalhando com estilos</text:p>
      <text:p text:style-name="P8">1c 2a 3c 4d 5b 6a 7d 8c 9b 10c</text:p>
      <text:p text:style-name="P8"/>
      <text:p text:style-name="P9">13 – Cores</text:p>
      <text:p text:style-name="P9">1c 2b 3? 4d 5d 6a 7b 8a 9a 10d</text:p>
      <text:p text:style-name="P9"/>
      <text:p text:style-name="P10">14 – fontes</text:p>
      <text:p text:style-name="P10"><text:soft-page-break/>1a 2c 3b 4d 5c 6b 7d 8d 9c 10a </text:p>
      <text:p text:style-name="P10"/>
      <text:p text:style-name="P11">15 – seletores Id e Class</text:p>
      <text:p text:style-name="P11">1b 2a 3c 4a 5b 6d 7c 8d 9a 10c</text:p>
      <text:p text:style-name="P11"/>
      <text:p text:style-name="P12">16 – box – model</text:p>
      <text:p text:style-name="P12">1b 2a 3d 4c 5a 6c 7c 8d 9c 10b</text:p>
      <text:p text:style-name="P11"/>
      <text:p text:style-name="P14">17 – Mini Projeto</text:p>
      <text:p text:style-name="P14">1b 2b 3a 4c 5a 6d 7b 8a 9b 10d</text:p>
      <text:p text:style-name="P11"/>
      <text:p text:style-name="P10"/>
      <text:p text:style-name="P10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pt" fo:country="BR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pt" fo:country="BR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Nimbus Roman" fo:font-family="'Nimbus Roman'" style:font-family-generic="roman" style:font-pitch="variable" fo:font-size="18pt" fo:font-weight="bold" style:font-name-asian="Nimbus Sans1" style:font-family-asian="'Nimbus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07:58:26.070791857</meta:creation-date>
    <meta:editing-duration>PT20H4M59S</meta:editing-duration>
    <meta:editing-cycles>12</meta:editing-cycles>
    <meta:generator>LibreOffice/7.2.7.2$Linux_X86_64 LibreOffice_project/20$Build-2</meta:generator>
    <dc:date>2022-07-10T19:13:03.288963191</dc:date>
    <meta:document-statistic meta:table-count="0" meta:image-count="0" meta:object-count="0" meta:page-count="2" meta:paragraph-count="37" meta:word-count="295" meta:character-count="1203" meta:non-whitespace-character-count="936"/>
  </office:meta>
</office:document-meta>
</file>